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ALCPython.xml" manifest:media-type="text/xml"/>
  <manifest:file-entry manifest:full-path="Basic/Standard/Sheet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page" style:column-width="4.59mm"/>
    </style:style>
    <style:style style:name="co4" style:family="table-column">
      <style:table-column-properties fo:break-before="auto" style:column-width="9.17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0.01mm"/>
    </style:style>
    <style:style style:name="co8" style:family="table-column">
      <style:table-column-properties fo:break-before="auto" style:column-width="191.98mm"/>
    </style:style>
    <style:style style:name="co9" style:family="table-column">
      <style:table-column-properties fo:break-before="auto" style:column-width="3.81mm"/>
    </style:style>
    <style:style style:name="co10" style:family="table-column">
      <style:table-column-properties fo:break-before="auto" style:column-width="44.11mm"/>
    </style:style>
    <style:style style:name="co11" style:family="table-column">
      <style:table-column-properties fo:break-before="auto" style:column-width="3.26mm"/>
    </style:style>
    <style:style style:name="co12" style:family="table-column">
      <style:table-column-properties fo:break-before="auto" style:column-width="48.47mm"/>
    </style:style>
    <style:style style:name="co13" style:family="table-column">
      <style:table-column-properties fo:break-before="auto" style:column-width="2.72mm"/>
    </style:style>
    <style:style style:name="co14" style:family="table-column">
      <style:table-column-properties fo:break-before="auto" style:column-width="113.28mm"/>
    </style:style>
    <style:style style:name="ro1" style:family="table-row">
      <style:table-row-properties style:row-height="3.92mm" fo:break-before="auto" style:use-optimal-row-height="fals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PageStyle_5f_mirro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9" style:family="table-cell" style:parent-style-name="Default">
      <style:table-cell-properties fo:border-bottom="none" fo:background-color="#fffff0" fo:border-left="0.06pt solid #000000" fo:border-right="none" style:rotation-align="none" fo:border-top="none"/>
    </style:style>
    <style:style style:name="ce16" style:family="table-cell" style:parent-style-name="Default">
      <style:table-cell-properties fo:border-bottom="none" fo:background-color="#fffff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0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none" fo:background-color="#fffff0" fo:border-left="0.06pt solid #000000" fo:border-right="none" style:rotation-align="none" fo:border-top="none"/>
      <style:text-properties fo:color="#696969"/>
    </style:style>
    <style:style style:name="ce27" style:family="table-cell" style:parent-style-name="Default">
      <style:table-cell-properties fo:border-bottom="none" fo:background-color="#fffff0" style:text-align-source="fix" style:repeat-content="false" fo:border-left="0.06pt solid #000000" fo:border-right="none" style:rotation-align="none" fo:border-top="none"/>
      <style:paragraph-properties fo:text-align="end" fo:margin-left="0mm"/>
    </style:style>
    <style:style style:name="ce29" style:family="table-cell" style:parent-style-name="Default">
      <style:table-cell-properties fo:border-bottom="0.06pt solid #000000" fo:background-color="#fffff0" fo:border-left="0.06pt solid #000000" fo:border-right="none" style:rotation-align="none" fo:border-top="none"/>
    </style:style>
    <style:style style:name="ce30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5" style:family="table-cell" style:parent-style-name="Default">
      <style:table-cell-properties fo:background-color="#fffff0" style:rotation-align="none"/>
    </style:style>
    <style:style style:name="ce39" style:family="table-cell" style:parent-style-name="Default">
      <style:table-cell-properties fo:background-color="#fffff0" style:text-align-source="fix" style:repeat-content="false" style:rotation-align="none"/>
      <style:paragraph-properties fo:text-align="start" fo:margin-left="0mm"/>
    </style:style>
    <style:style style:name="ce22" style:family="table-cell" style:parent-style-name="Default">
      <style:table-cell-properties fo:background-color="#ffffff" style:text-align-source="fix" style:repeat-content="false" fo:border="0.06pt solid #000000" style:rotation-align="none"/>
      <style:paragraph-properties fo:text-align="center" fo:margin-left="0mm"/>
    </style:style>
    <style:style style:name="ce36" style:family="table-cell" style:parent-style-name="Default">
      <style:table-cell-properties fo:background-color="#add8e6" style:text-align-source="fix" style:repeat-content="false" style:rotation-align="none"/>
      <style:paragraph-properties fo:text-align="center" fo:margin-left="0mm"/>
    </style:style>
    <style:style style:name="ce28" style:family="table-cell" style:parent-style-name="Default" style:data-style-name="N1">
      <style:table-cell-properties fo:background-color="#fffff0" style:text-align-source="fix" style:repeat-content="false" fo:border="0.06pt solid #000000" style:rotation-align="none"/>
      <style:paragraph-properties fo:text-align="center" fo:margin-left="0mm"/>
    </style:style>
    <style:style style:name="ce38" style:family="table-cell" style:parent-style-name="Default">
      <style:table-cell-properties fo:border-bottom="0.06pt solid #000000" fo:background-color="#fffff0" fo:border-left="none" fo:border-right="none" style:rotation-align="none" fo:border-top="none"/>
    </style:style>
    <style:style style:name="ce18" style:family="table-cell" style:parent-style-name="Default">
      <style:table-cell-properties fo:background-color="#fffff0" fo:padding="0.71mm"/>
    </style:style>
    <style:style style:name="ce40" style:family="table-cell" style:parent-style-name="Default">
      <style:table-cell-properties fo:background-color="#fffff0" fo:border="none" style:rotation-align="none"/>
    </style:style>
    <style:style style:name="ce33" style:family="table-cell" style:parent-style-name="Default">
      <style:table-cell-properties fo:background-color="#fffff0" style:text-align-source="fix" style:repeat-content="false" style:rotation-align="none"/>
      <style:paragraph-properties fo:text-align="end" fo:margin-left="0mm"/>
    </style:style>
    <style:style style:name="ce46" style:family="table-cell" style:parent-style-name="Default">
      <style:table-cell-properties fo:border-bottom="none" fo:background-color="#fffff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47" style:family="table-cell" style:parent-style-name="Default">
      <style:table-cell-properties fo:border-bottom="none" fo:background-color="#fffff0" fo:border-left="none" fo:border-right="0.06pt solid #000000" style:rotation-align="none" fo:border-top="none"/>
    </style:style>
    <style:style style:name="ce48" style:family="table-cell" style:parent-style-name="Default">
      <style:table-cell-properties fo:border-bottom="0.06pt solid #000000" fo:background-color="#fffff0" style:text-align-source="fix" style:repeat-content="false" fo:border-left="none" fo:border-right="0.06pt solid #000000" style:rotation-align="none" fo:border-top="non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</style:style>
    <style:style style:name="ce44" style:family="table-cell" style:parent-style-name="Default">
      <style:table-cell-properties fo:background-color="#696969"/>
    </style:style>
    <style:style style:name="ce45" style:family="table-cell" style:parent-style-name="Default">
      <style:table-cell-properties fo:background-color="#696969" style:text-align-source="fix" style:repeat-content="false"/>
      <style:paragraph-properties fo:text-align="end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0.5mm" svg:stroke-color="#000080" draw:marker-start-width="2.75mm" draw:marker-end-width="2.75mm" draw:fill-color="#ffffff" draw:textarea-horizontal-align="justify" draw:textarea-vertical-align="middle" draw:auto-grow-height="false" fo:min-height="70.47mm" fo:min-width="96.26mm" fo:padding-top="0.25mm" fo:padding-bottom="0.25mm" fo:padding-left="0.25mm" fo:padding-right="0.25mm"/>
    </style:style>
    <style:style style:name="gr2" style:family="graphic">
      <style:graphic-properties draw:stroke="solid" draw:marker-start="Arrow" draw:marker-start-width="2mm" draw:marker-end="Arrow" draw:marker-end-width="2mm" draw:textarea-horizontal-align="center" draw:textarea-vertical-align="middle" draw:show-unit="true"/>
      <style:paragraph-properties style:writing-mode="lr-tb"/>
    </style:style>
    <style:style style:name="gr3" style:family="graphic">
      <style:graphic-properties draw:fill="gradient" draw:fill-gradient-name="Spotted_20_Gray" draw:gradient-step-count="0" draw:textarea-horizontal-align="justify" draw:textarea-vertical-align="middle" draw:auto-grow-height="false" fo:min-height="5.2mm" fo:min-width="5.2mm"/>
    </style:style>
    <style:style style:name="gr4" style:family="graphic">
      <style:graphic-properties svg:stroke-width="0.35mm" svg:stroke-color="#ff1493" draw:marker-start-width="2.52mm" draw:marker-end-width="2.52mm" draw:textarea-horizontal-align="center" draw:textarea-vertical-align="middle" fo:padding-top="0.17mm" fo:padding-bottom="0.17mm" fo:padding-left="0.17mm" fo:padding-right="0.17mm"/>
    </style:style>
    <style:style style:name="gr5" style:family="graphic">
      <style:graphic-properties svg:stroke-color="#000000" draw:marker-start="Arrow" draw:marker-start-width="2mm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4.69mm"/>
      <style:paragraph-properties style:writing-mode="lr-tb"/>
    </style:style>
    <style:style style:name="gr7" style:family="graphic">
      <style:graphic-properties draw:stroke="none" draw:fill="none" draw:textarea-horizontal-align="center" draw:textarea-vertical-align="middle" draw:ole-draw-aspect="1" style:protect="size"/>
    </style:style>
    <style:style style:name="gr8" style:family="graphic">
      <style:graphic-properties draw:stroke="none" svg:stroke-color="#000000" draw:fill="none" draw:fill-color="#ffffff" fo:min-height="5.29mm"/>
      <style:paragraph-properties style:writing-mode="lr-tb"/>
    </style:style>
    <style:style style:name="gr9" style:family="graphic">
      <style:graphic-properties svg:stroke-color="#000000" draw:fill="gradient" draw:fill-gradient-name="Gradient_20_1" draw:gradient-step-count="0" draw:textarea-horizontal-align="justify" draw:textarea-vertical-align="middle" draw:auto-grow-height="false" fo:min-height="5.2mm" fo:min-width="5.2mm"/>
    </style:style>
    <style:style style:name="gr10" style:family="graphic">
      <style:graphic-properties svg:stroke-width="0.53mm" svg:stroke-color="#000000" draw:marker-start-width="2.79mm" draw:marker-end="Arrow" draw:marker-end-width="2.79mm" draw:textarea-horizontal-align="center" draw:textarea-vertical-align="middle" fo:padding-top="0.26mm" fo:padding-bottom="0.26mm" fo:padding-left="0.26mm" fo:padding-right="0.26mm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gradient" draw:fill-gradient-name="Spotted_20_Gray" draw:gradient-step-count="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gradient" draw:fill-gradient-name="Gradient_20_1" draw:gradient-step-count="0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h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mdUpdateLinks" form:control-implementation="ooo:com.sun.star.form.component.CommandButton" xml:id="control1" form:id="control1" form:label="3-Update Link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UpdateLinks?language=Basic&amp;location=document" xlink:type="simple"/>
              </office:event-listeners>
            </form:button>
            <form:button form:name="cmdCompute" form:control-implementation="ooo:com.sun.star.form.component.CommandButton" xml:id="control2" form:id="control2" form:label="2-Compu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PythonCalculateShell?language=Basic&amp;location=document" xlink:type="simple"/>
              </office:event-listeners>
            </form:button>
            <form:button form:name="cmdSaveXLSX" form:control-implementation="ooo:com.sun.star.form.component.CommandButton" xml:id="control3" form:id="control3" form:label="1-Save to XLS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CALCPython.SaveAsXls?language=Basic&amp;location=document" xlink:type="simple"/>
              </office:event-listeners>
            </form:button>
          </form:form>
        </office:forms>
        <table:shapes>
          <draw:custom-shape draw:z-index="0" draw:name="Shape 1" draw:style-name="gr1" draw:text-style-name="P1" svg:width="96.76mm" svg:height="70.97mm" svg:x="26mm" svg:y="31.72mm">
            <text:p/>
            <draw:enhanced-geometry svg:viewBox="0 0 21600 21600" draw:type="rectangle" draw:enhanced-path="M 0 0 L 21600 0 21600 21600 0 21600 0 0 Z N"/>
          </draw:custom-shape>
          <draw:measure draw:z-index="1" draw:name="Dimension line 1" draw:style-name="gr2" draw:text-style-name="P2" svg:x1="122.96mm" svg:y1="103.83mm" svg:x2="25.88mm" svg:y2="103.43mm">
            <text:p text:style-name="P2">L1 <text:measure text:kind="unit">mm</text:measure><text:measure text:kind="gap"/></text:p>
          </draw:measure>
          <draw:measure draw:z-index="2" draw:name="Dimension line 2" draw:style-name="gr2" draw:text-style-name="P2" svg:x1="27.24mm" svg:y1="103.43mm" svg:x2="27.04mm" svg:y2="32.56mm">
            <text:p text:style-name="P2">L2 <text:measure text:kind="unit">mm</text:measure><text:measure text:kind="gap"/></text:p>
          </draw:measure>
          <draw:custom-shape draw:z-index="3" draw:name="Shape 2" draw:style-name="gr3" draw:text-style-name="P3" svg:width="7.34mm" svg:height="7.34mm" svg:x="22.34mm" svg:y="29.54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name="Shape 3" draw:style-name="gr3" draw:text-style-name="P3" svg:width="7.34mm" svg:height="7.34mm" svg:x="117.15mm" svg:y="98.1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z-index="5" draw:name="Bézier curve 1" draw:style-name="gr4" draw:text-style-name="P4" svg:width="108.61mm" svg:height="44.51mm" draw:transform="rotate (-0.245044226980005) translate (26.3700000000205mm 33.5199999999178mm)" svg:viewBox="0 0 10862 4452" svg:d="M0 0c82 0 2415 2588 2415 2588 0 0 3020 1332 3001 1337s3913 331 3913 331l1533 196">
            <text:p/>
          </draw:path>
          <draw:g draw:z-index="6">
            <draw:line draw:name="Vertical line 1" draw:style-name="gr5" draw:text-style-name="P4" svg:x1="120.29mm" svg:y1="90.25mm" svg:x2="120.29mm" svg:y2="103.55mm">
              <text:p/>
            </draw:line>
            <draw:line draw:name="Vertical line 2" draw:style-name="gr5" draw:text-style-name="P4" svg:x1="130.97mm" svg:y1="101.71mm" svg:x2="118.22mm" svg:y2="101.6mm">
              <text:p/>
            </draw:line>
          </draw:g>
          <draw:frame draw:z-index="7" draw:name="Text Frame 1" draw:style-name="gr6" draw:text-style-name="P5" svg:width="3.07mm" svg:height="4.69mm" svg:x="131.53mm" svg:y="100.99mm">
            <draw:text-box>
              <text:p>x</text:p>
            </draw:text-box>
          </draw:frame>
          <draw:frame draw:z-index="8" draw:name="Text Frame 2" draw:style-name="gr6" draw:text-style-name="P5" svg:width="3.07mm" svg:height="4.69mm" svg:x="118.79mm" svg:y="85.96mm">
            <draw:text-box>
              <text:p>y</text:p>
            </draw:text-box>
          </draw:frame>
          <draw:frame draw:z-index="9" draw:name="embedded object (OLE) 4" draw:style-name="gr7" draw:text-style-name="P6" svg:width="5.49mm" svg:height="5.34mm" svg:x="98.01mm" svg:y="58.43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0" draw:name="embedded object (OLE) 6" draw:style-name="gr7" draw:text-style-name="P6" svg:width="22.31mm" svg:height="5.33mm" svg:x="57.48mm" svg:y="90.08m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1" draw:name="embedded object (OLE) 5" draw:style-name="gr7" draw:text-style-name="P6" svg:width="5.5mm" svg:height="5.34mm" svg:x="94.02mm" svg:y="75.62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2" draw:name="Text Frame 3" draw:style-name="gr8" draw:text-style-name="P5" svg:width="11.1mm" svg:height="5.29mm" svg:x="25.47mm" svg:y="23.58mm">
            <draw:text-box>
              <text:p>M kg</text:p>
            </draw:text-box>
          </draw:frame>
          <draw:frame draw:z-index="13" draw:name="Text Frame 4" draw:style-name="gr8" draw:text-style-name="P5" svg:width="11.1mm" svg:height="5.29mm" svg:x="104.4mm" svg:y="36.56mm">
            <draw:text-box>
              <text:p>g=10</text:p>
            </draw:text-box>
          </draw:frame>
          <draw:frame draw:z-index="14" draw:name="embedded object (OLE) 3" draw:style-name="gr7" draw:text-style-name="P6" svg:width="16.25mm" svg:height="5.34mm" svg:x="74.42mm" svg:y="50.86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z-index="15" draw:name="Shape 4" draw:style-name="gr9" draw:text-style-name="P7" svg:width="7.34mm" svg:height="7.34mm" svg:x="66.12mm" svg:y="45.06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6" draw:name="Line 1" draw:style-name="gr10" draw:text-style-name="P4" svg:x1="69.48mm" svg:y1="52.42mm" svg:x2="69.36mm" svg:y2="63.46mm">
            <text:p/>
          </draw:line>
          <draw:custom-shape draw:z-index="17" draw:name="Shape 5" draw:style-name="gr9" draw:text-style-name="P7" svg:width="7.34mm" svg:height="7.34mm" svg:x="87.47mm" svg:y="62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8" draw:name="Line 2" draw:style-name="gr10" draw:text-style-name="P4" svg:x1="90.95mm" svg:y1="69.01mm" svg:x2="90.83mm" svg:y2="80.05mm">
            <text:p/>
          </draw:line>
          <draw:line draw:z-index="19" draw:name="Line 3" draw:style-name="gr10" draw:text-style-name="P4" svg:x1="94.97mm" svg:y1="65.65mm" svg:x2="104.86mm" svg:y2="65.77mm">
            <text:p/>
          </draw:line>
          <draw:frame draw:z-index="20" draw:name="embedded object (OLE) 7" draw:style-name="gr7" draw:text-style-name="P6" svg:width="6.59mm" svg:height="5.34mm" svg:x="32.02mm" svg:y="35.19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1" draw:name="embedded object (OLE) 8" draw:style-name="gr7" draw:text-style-name="P6" svg:width="6.6mm" svg:height="5.34mm" svg:x="111.09mm" svg:y="91.05m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2" draw:name="embedded object (OLE) 2" draw:style-name="gr7" draw:text-style-name="P6" svg:width="45.09mm" svg:height="55.11mm" svg:x="313.72mm" svg:y="23.44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4" draw:name="Control 2" draw:text-style-name="P8" svg:width="22.82mm" svg:height="8mm" svg:x="94.08mm" svg:y="10.34mm" draw:control="control2"/>
          <draw:control draw:z-index="25" draw:name="Control 1" draw:text-style-name="P8" svg:width="23.41mm" svg:height="8mm" svg:x="119.68mm" svg:y="10.34mm" draw:control="control1"/>
          <draw:control draw:z-index="26" draw:name="Control 3" draw:text-style-name="P8" svg:width="23.41mm" svg:height="8mm" svg:x="64.86mm" svg:y="10.72mm" draw:control="control3"/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5" table:number-columns-repeated="47" table:default-cell-style-name="Default"/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23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4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ead on Wire</text:p>
          </table:table-cell>
          <table:table-cell table:style-name="ce30" table:number-columns-repeated="5"/>
          <table:table-cell table:style-name="ce4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ead on Wire</text:p>
          </table:table-cell>
          <table:table-cell table:style-name="ce30" table:number-columns-repeated="3"/>
          <table:table-cell table:style-name="ce30" office:value-type="string" calcext:value-type="string">
            <text:p>Results</text:p>
          </table:table-cell>
          <table:table-cell table:style-name="ce30"/>
          <table:table-cell table:style-name="ce46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Bead on Wire</text:p>
          </table:table-cell>
          <table:table-cell table:style-name="ce30" table:number-columns-repeated="4"/>
          <table:table-cell table:style-name="ce30" office:value-type="string" calcext:value-type="string">
            <text:p>Theory</text:p>
          </table:table-cell>
          <table:table-cell table:style-name="ce46"/>
          <table:table-cell table:number-columns-repeated="40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9" table:formula="of:=+rngPythonPRG01" office:value-type="string" office:string-value="math_bead_on_wire.py" calcext:value-type="string">
            <text:p>math_bead_on_wire.py</text:p>
          </table:table-cell>
          <table:table-cell table:style-name="ce15" table:number-columns-repeated="5"/>
          <table:table-cell table:style-name="ce47"/>
          <table:table-cell table:style-name="ce5" office:value-type="float" office:value="2" calcext:value-type="float">
            <text:p>2</text:p>
          </table:table-cell>
          <table:table-cell table:style-name="ce9" table:formula="of:=+rngPythonPRG01" office:value-type="string" office:string-value="math_bead_on_wire.py" calcext:value-type="string">
            <text:p>math_bead_on_wire.py</text:p>
          </table:table-cell>
          <table:table-cell table:style-name="ce15" table:number-columns-repeated="5"/>
          <table:table-cell table:style-name="ce47"/>
          <table:table-cell table:style-name="ce5" office:value-type="float" office:value="2" calcext:value-type="float">
            <text:p>2</text:p>
          </table:table-cell>
          <table:table-cell table:style-name="ce9" table:formula="of:=+rngPythonPRG01" office:value-type="string" office:string-value="math_bead_on_wire.py" calcext:value-type="string">
            <text:p>math_bead_on_wire.py</text:p>
          </table:table-cell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 table:number-columns-repeated="2"/>
          <table:table-cell table:style-name="ce15" table:formula="of:=+[$setup.C3]" office:value-type="string" office:string-value="c:\Schneider\ScriptingPath\CALC\/BeadOnWire_OoCalc.vbs" calcext:value-type="string">
            <text:p>c:\Schneider\ScriptingPath\CALC\/BeadOnWire_OoCalc.vbs</text:p>
          </table:table-cell>
          <table:table-cell table:style-name="ce15" table:number-columns-repeated="2"/>
          <table:table-cell table:style-name="ce47"/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3" calcext:value-type="float">
            <text:p>3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4" calcext:value-type="float">
            <text:p>4</text:p>
          </table:table-cell>
          <table:table-cell table:style-name="ce9">
            <draw:frame draw:z-index="23" draw:name="Image 1" draw:style-name="gr11" draw:text-style-name="P6" svg:width="122.58mm" svg:height="91.93mm" svg:x="7.51mm" svg:y="0.01mm">
              <draw:image xlink:href="../wirepath.jpg" xlink:type="simple" xlink:show="embed" xlink:actuate="onLoad" draw:mime-type="image/jpeg">
                <text:p/>
              </draw:image>
            </draw:frame>
          </table:table-cell>
          <table:table-cell table:style-name="ce15" table:number-columns-repeated="5"/>
          <table:table-cell table:style-name="ce47"/>
          <table:table-cell table:style-name="ce5" office:value-type="float" office:value="4" calcext:value-type="float">
            <text:p>4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5" calcext:value-type="float">
            <text:p>5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6" calcext:value-type="float">
            <text:p>6</text:p>
          </table:table-cell>
          <table:table-cell table:style-name="ce16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15" table:number-columns-repeated="5"/>
          <table:table-cell table:style-name="ce47"/>
          <table:table-cell table:style-name="ce5" office:value-type="float" office:value="7" calcext:value-type="float">
            <text:p>7</text:p>
          </table:table-cell>
          <table:table-cell table:style-name="ce16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8" calcext:value-type="float">
            <text:p>8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25"/>
          <table:table-cell table:style-name="ce15"/>
          <table:table-cell table:style-name="ce18" table:number-columns-repeated="4"/>
          <table:table-cell table:style-name="ce47"/>
          <table:table-cell table:style-name="ce5" office:value-type="float" office:value="9" calcext:value-type="float">
            <text:p>9</text:p>
          </table:table-cell>
          <table:table-cell table:style-name="ce25"/>
          <table:table-cell table:style-name="ce15"/>
          <table:table-cell table:style-name="ce18" table:number-columns-repeated="4"/>
          <table:table-cell table:style-name="ce47"/>
          <table:table-cell table:style-name="ce5" office:value-type="float" office:value="9" calcext:value-type="float">
            <text:p>9</text:p>
          </table:table-cell>
          <table:table-cell table:style-name="ce25"/>
          <table:table-cell table:style-name="ce15"/>
          <table:table-cell table:style-name="ce18" table:number-columns-repeated="4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1" calcext:value-type="float">
            <text:p>11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2" calcext:value-type="float">
            <text:p>12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3" calcext:value-type="float">
            <text:p>13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4" calcext:value-type="float">
            <text:p>14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5" calcext:value-type="float">
            <text:p>15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26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6" calcext:value-type="float">
            <text:p>16</text:p>
          </table:table-cell>
          <table:table-cell table:style-name="ce26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6" calcext:value-type="float">
            <text:p>16</text:p>
          </table:table-cell>
          <table:table-cell table:style-name="ce26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style-name="ce5" office:value-type="float" office:value="17" calcext:value-type="float">
            <text:p>17</text:p>
          </table:table-cell>
          <table:table-cell table:style-name="ce9"/>
          <table:table-cell table:style-name="ce15" table:number-columns-repeated="4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8" calcext:value-type="float">
            <text:p>1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39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39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19" calcext:value-type="float">
            <text:p>19</text:p>
          </table:table-cell>
          <table:table-cell table:style-name="ce9"/>
          <table:table-cell table:style-name="ce39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1" calcext:value-type="float">
            <text:p>2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1" calcext:value-type="float">
            <text:p>2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2" calcext:value-type="float">
            <text:p>2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7" office:value-type="string" calcext:value-type="string">
            <text:p>A=</text:p>
          </table:table-cell>
          <table:table-cell table:style-name="ce22" office:value-type="float" office:value="0.05" calcext:value-type="float">
            <text:p>0.05</text:p>
          </table:table-cell>
          <table:table-cell table:style-name="ce40"/>
          <table:table-cell table:style-name="ce33" office:value-type="string" calcext:value-type="string">
            <text:p>L1=</text:p>
          </table:table-cell>
          <table:table-cell table:style-name="ce22" office:value-type="float" office:value="100" calcext:value-type="float">
            <text:p>100</text:p>
          </table:table-cell>
          <table:table-cell table:style-name="ce18" office:value-type="string" calcext:value-type="string">
            <text:p>mm</text:p>
          </table:table-cell>
          <table:table-cell table:style-name="ce47"/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3" calcext:value-type="float">
            <text:p>2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27" office:value-type="string" calcext:value-type="string">
            <text:p>B=</text:p>
          </table:table-cell>
          <table:table-cell table:style-name="ce36" table:formula="of:=+([.C24]*[.F24]*[.F24]-[.F25])/[.F24]" office:value-type="float" office:value="4" calcext:value-type="float">
            <text:p>4</text:p>
          </table:table-cell>
          <table:table-cell table:style-name="ce40"/>
          <table:table-cell table:style-name="ce33" office:value-type="string" calcext:value-type="string">
            <text:p>L2=</text:p>
          </table:table-cell>
          <table:table-cell table:style-name="ce22" office:value-type="float" office:value="100" calcext:value-type="float">
            <text:p>100</text:p>
          </table:table-cell>
          <table:table-cell table:style-name="ce18" office:value-type="string" calcext:value-type="string">
            <text:p>mm</text:p>
          </table:table-cell>
          <table:table-cell table:style-name="ce47"/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4" calcext:value-type="float">
            <text:p>2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5" calcext:value-type="float">
            <text:p>2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27" office:value-type="string" calcext:value-type="string">
            <text:p>Y=</text:p>
          </table:table-cell>
          <table:table-cell table:style-name="ce28" table:formula="of:=+[.$C$24]*[.C28]*[.C28]+[.$C$25]*[.C28]" office:value-type="float" office:value="0" calcext:value-type="float">
            <text:p>0</text:p>
          </table:table-cell>
          <table:table-cell table:style-name="ce28" table:formula="of:=+[.$C$24]*[.D28]*[.D28]+[.$C$25]*[.D28]" office:value-type="float" office:value="-68.75" calcext:value-type="float">
            <text:p>-69</text:p>
          </table:table-cell>
          <table:table-cell table:style-name="ce28" table:formula="of:=+[.$C$24]*[.E28]*[.E28]+[.$C$25]*[.E28]" office:value-type="float" office:value="-75" calcext:value-type="float">
            <text:p>-75</text:p>
          </table:table-cell>
          <table:table-cell table:style-name="ce28" table:formula="of:=+[.$C$24]*[.F28]*[.F28]+[.$C$25]*[.F28]" office:value-type="float" office:value="-18.75" calcext:value-type="float">
            <text:p>-19</text:p>
          </table:table-cell>
          <table:table-cell table:style-name="ce28" table:formula="of:=+[.$C$24]*[.G28]*[.G28]+[.$C$25]*[.G28]" office:value-type="float" office:value="100" calcext:value-type="float">
            <text:p>100</text:p>
          </table:table-cell>
          <table:table-cell table:style-name="ce47"/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6" calcext:value-type="float">
            <text:p>2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27" office:value-type="string" calcext:value-type="string">
            <text:p>X=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-25" calcext:value-type="float">
            <text:p>-25</text:p>
          </table:table-cell>
          <table:table-cell table:style-name="ce28" office:value-type="float" office:value="-50" calcext:value-type="float">
            <text:p>-50</text:p>
          </table:table-cell>
          <table:table-cell table:style-name="ce28" office:value-type="float" office:value="-75" calcext:value-type="float">
            <text:p>-75</text:p>
          </table:table-cell>
          <table:table-cell table:style-name="ce28" office:value-type="float" office:value="-100" calcext:value-type="float">
            <text:p>-100</text:p>
          </table:table-cell>
          <table:table-cell table:style-name="ce47"/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7" calcext:value-type="float">
            <text:p>2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8" calcext:value-type="float">
            <text:p>2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style-name="ce5" office:value-type="float" office:value="29" calcext:value-type="float">
            <text:p>29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2"/>
          <table:table-cell table:style-name="ce18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0" calcext:value-type="float">
            <text:p>30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1" calcext:value-type="float">
            <text:p>31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2" calcext:value-type="float">
            <text:p>32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3" calcext:value-type="float">
            <text:p>33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4" calcext:value-type="float">
            <text:p>34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5" calcext:value-type="float">
            <text:p>35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6" calcext:value-type="float">
            <text:p>3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6" calcext:value-type="float">
            <text:p>36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7" calcext:value-type="float">
            <text:p>3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7" calcext:value-type="float">
            <text:p>37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8" calcext:value-type="float">
            <text:p>3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style-name="ce5" office:value-type="float" office:value="38" calcext:value-type="float">
            <text:p>38</text:p>
          </table:table-cell>
          <table:table-cell table:style-name="ce9"/>
          <table:table-cell table:style-name="ce15"/>
          <table:table-cell table:style-name="ce40"/>
          <table:table-cell table:style-name="ce15" table:number-columns-repeated="3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39" calcext:value-type="float">
            <text:p>39</text:p>
          </table:table-cell>
          <table:table-cell table:style-name="ce9"/>
          <table:table-cell table:style-name="ce15" table:number-columns-repeated="5"/>
          <table:table-cell table:style-name="ce47"/>
          <table:table-cell table:style-name="ce5" office:value-type="float" office:value="39" calcext:value-type="float">
            <text:p>39</text:p>
          </table:table-cell>
          <table:table-cell table:style-name="ce9"/>
          <table:table-cell table:style-name="ce15" table:number-columns-repeated="5"/>
          <table:table-cell table:style-name="ce47"/>
          <table:table-cell table:number-columns-repeated="40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29" office:value-type="string" calcext:value-type="string">
            <text:p>end</text:p>
          </table:table-cell>
          <table:table-cell table:style-name="ce38" table:number-columns-repeated="5"/>
          <table:table-cell table:style-name="ce48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29" office:value-type="string" calcext:value-type="string">
            <text:p>end</text:p>
          </table:table-cell>
          <table:table-cell table:style-name="ce38" table:number-columns-repeated="5"/>
          <table:table-cell table:style-name="ce48" office:value-type="string" calcext:value-type="string">
            <text:p>end</text:p>
          </table:table-cell>
          <table:table-cell table:style-name="ce5" office:value-type="float" office:value="40" calcext:value-type="float">
            <text:p>40</text:p>
          </table:table-cell>
          <table:table-cell table:style-name="ce29" office:value-type="string" calcext:value-type="string">
            <text:p>end</text:p>
          </table:table-cell>
          <table:table-cell table:style-name="ce38" table:number-columns-repeated="5"/>
          <table:table-cell table:style-name="ce48" office:value-type="string" calcext:value-type="string">
            <text:p>end</text:p>
          </table:table-cell>
          <table:table-cell table:number-columns-repeated="40"/>
        </table:table-row>
        <table:table-row table:style-name="ro3" table:number-rows-repeated="1048534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etup" table:style-name="ta2">
        <table:table-column table:style-name="co6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3" table:default-cell-style-name="ce44"/>
        <table:table-column table:style-name="co14" table:default-cell-style-name="ce44"/>
        <table:table-column table:style-name="co6" table:number-columns-repeated="1015" table:default-cell-style-name="ce44"/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Python Start script:</text:p>
          </table:table-cell>
          <table:table-cell table:style-name="Default" table:formula="of:=+[.I3]&amp;&quot;/&quot;&amp;[.G3]&amp;[.E3]" office:value-type="string" office:string-value="c:\Schneider\ScriptingPath\CALC\/BeadOnWire_OoCalc.vbs" calcext:value-type="string">
            <text:p>c:\Schneider\ScriptingPath\CALC\/BeadOnWire_OoCalc.vbs</text:p>
          </table:table-cell>
          <table:table-cell/>
          <table:table-cell table:style-name="Default" office:value-type="string" calcext:value-type="string">
            <text:p>BeadOnWire_OoCalc.vbs</text:p>
          </table:table-cell>
          <table:table-cell table:number-columns-repeated="3"/>
          <table:table-cell table:style-name="Default" office:value-type="string" calcext:value-type="string">
            <text:p>c:\Schneider\ScriptingPath\CALC\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ODS :</text:p>
          </table:table-cell>
          <table:table-cell table:style-name="Default" table:formula="of:=+[.I5]&amp;&quot;/&quot;&amp;[.G5]&amp;&quot;/&quot;&amp;[.E5]" office:value-type="string" office:string-value="file:///C:/Users/sesa237770/Documents/Mathbox/Python_Samples/02-BeadOnWire/BeadOnWire_OoCalc.ods" calcext:value-type="string">
            <text:p>file:///C:/Users/sesa237770/Documents/Mathbox/Python_Samples/02-BeadOnWire/BeadOnWire_OoCalc.ods</text:p>
          </table:table-cell>
          <table:table-cell/>
          <table:table-cell table:style-name="Default" office:value-type="string" calcext:value-type="string">
            <text:p>BeadOnWire_OoCalc.ods</text:p>
          </table:table-cell>
          <table:table-cell/>
          <table:table-cell table:style-name="Default" office:value-type="string" calcext:value-type="string">
            <text:p>02-BeadOnWire</text:p>
          </table:table-cell>
          <table:table-cell/>
          <table:table-cell table:style-name="Default" office:value-type="string" calcext:value-type="string">
            <text:p><text:span text:style-name="T1"><text:a xlink:href="../../../Python_Samples" xlink:type="simple">file:///C:/Users/sesa237770/Documents/Mathbox/Python_Samples</text:a></text:span>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5" office:value-type="string" calcext:value-type="string">
            <text:p>Path to XLSX :</text:p>
          </table:table-cell>
          <table:table-cell table:style-name="Default" table:formula="of:=+[.I7]&amp;&quot;/&quot;&amp;[.G7]&amp;&quot;/&quot;&amp;[.E7]" office:value-type="string" office:string-value="file:///C:/Users/sesa237770/Documents/Mathbox/Python_Samples/02-BeadOnWire/BeadOnWire_OoCalc.xlsx" calcext:value-type="string">
            <text:p>file:///C:/Users/sesa237770/Documents/Mathbox/Python_Samples/02-BeadOnWire/BeadOnWire_OoCalc.xlsx</text:p>
          </table:table-cell>
          <table:table-cell/>
          <table:table-cell table:style-name="Default" office:value-type="string" calcext:value-type="string">
            <text:p>BeadOnWire_OoCalc.xlsx</text:p>
          </table:table-cell>
          <table:table-cell/>
          <table:table-cell table:style-name="Default" office:value-type="string" calcext:value-type="string">
            <text:p>02-BeadOnWire</text:p>
          </table:table-cell>
          <table:table-cell/>
          <table:table-cell table:style-name="Default" office:value-type="string" calcext:value-type="string">
            <text:p><text:span text:style-name="T1"><text:a xlink:href="../../../Python_Samples" xlink:type="simple">file:///C:/Users/sesa237770/Documents/Mathbox/Python_Samples</text:a></text:span></text:p>
          </table:table-cell>
          <table:table-cell table:number-columns-repeated="1015"/>
        </table:table-row>
        <table:table-row table:style-name="ro3">
          <table:table-cell/>
          <table:table-cell table:style-name="ce45"/>
          <table:table-cell table:number-columns-repeated="1022"/>
        </table:table-row>
        <table:table-row table:style-name="ro3">
          <table:table-cell/>
          <table:table-cell table:style-name="ce45" office:value-type="string" calcext:value-type="string">
            <text:p>Python</text:p>
          </table:table-cell>
          <table:table-cell table:style-name="Default" table:formula="of:=+[.I9]&amp;&quot;/&quot;&amp;[.G9]&amp;&quot;/&quot;&amp;[.E9]" office:value-type="string" office:string-value="file:///C:/Users/sesa237770/Documents/Mathbox/Python_Samples/02-BeadOnWire/math_bead_on_wire.py" calcext:value-type="string">
            <text:p>file:///C:/Users/sesa237770/Documents/Mathbox/Python_Samples/02-BeadOnWire/math_bead_on_wire.py</text:p>
          </table:table-cell>
          <table:table-cell/>
          <table:table-cell table:style-name="Default" office:value-type="string" calcext:value-type="string">
            <text:p>math_bead_on_wire.py</text:p>
          </table:table-cell>
          <table:table-cell/>
          <table:table-cell table:style-name="Default" office:value-type="string" calcext:value-type="string">
            <text:p>02-BeadOnWire</text:p>
          </table:table-cell>
          <table:table-cell/>
          <table:table-cell table:style-name="Default" office:value-type="string" calcext:value-type="string">
            <text:p><text:span text:style-name="T1"><text:a xlink:href="../../../Python_Samples" xlink:type="simple">file:///C:/Users/sesa237770/Documents/Mathbox/Python_Samples</text:a></text:span></text:p>
          </table:table-cell>
          <table:table-cell table:number-columns-repeated="1015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table:table-column table:style-name="co6" table:number-columns-repeated="2" table:default-cell-style-name="ce51"/>
        <table:table-row table:style-name="ro3">
          <table:table-cell table:style-name="Default" office:value-type="string" calcext:value-type="string">
            <text:p>The link could not be updated.</text:p>
          </table:table-cell>
          <table:table-cell table:style-name="Default"/>
        </table:table-row>
        <table:table-row table:style-name="ro3" table:number-rows-repeated="39">
          <table:table-cell table:style-name="Default" table:number-columns-repeated="2"/>
        </table:table-row>
        <table:table-row table:style-name="ro3" table:number-rows-repeated="1048535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>
        <table:named-range table:name="rngPathNameODS" table:base-cell-address="$setup.$C$5" table:cell-range-address="$setup.$C$5"/>
        <table:named-range table:name="rngPathNameStartScript" table:base-cell-address="$setup.$C$3" table:cell-range-address="$setup.$C$3"/>
        <table:named-range table:name="rngPathNameXLS" table:base-cell-address="$setup.$C$7" table:cell-range-address="$setup.$C$7"/>
        <table:named-range table:name="rngPythonPRG01" table:base-cell-address="$setup.$G$9" table:cell-range-address="$setup.$E$9"/>
        <table:named-range table:name="rng_A" table:base-cell-address="$math.$C$24" table:cell-range-address="$math.$C$24"/>
        <table:named-range table:name="rng_B" table:base-cell-address="$math.$C$25" table:cell-range-address="$math.$C$25"/>
        <table:named-range table:name="rng_L1" table:base-cell-address="$math.$F$24" table:cell-range-address="$math.$F$24"/>
        <table:named-range table:name="rng_L2" table:base-cell-address="$math.$F$25" table:cell-range-address="$math.$F$2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SFr. </number:text>
      <number:number number:decimal-places="2" number:min-decimal-places="2" number:min-integer-digits="1" number:grouping="true"/>
    </number:number-style>
    <number:number-style style:name="N111">
      <number:text>SFr.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SFr.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text>CHF </number:text>
      <number:number number:decimal-places="0" number:min-decimal-places="0" number:min-integer-digits="1" number:grouping="true"/>
    </number:number-style>
    <number:number-style style:name="N143">
      <number:text>CHF 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text>CHF 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6P0" style:volatile="true">
      <number:text>CHF </number:text>
      <number:number number:decimal-places="2" number:min-decimal-places="2" number:min-integer-digits="1" number:grouping="true"/>
    </number:number-style>
    <number:number-style style:name="N146">
      <number:text>CHF 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CHF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5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CHF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71mm" style:rotation-align="none" style:vertical-align="bottom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gradient draw:name="Gradient_20_1" draw:display-name="Gradient 1" draw:style="radial" draw:cx="50%" draw:cy="50%" draw:start-color="#000000" draw:end-color="#eeeeee" draw:start-intensity="100%" draw:end-intensity="100%" draw:border="0%"/>
    <draw:gradient draw:name="Spotted_20_Gray" draw:display-name="Spotted Gray" draw:style="radial" draw:cx="50%" draw:cy="50%" draw:start-color="#000000" draw:end-color="#eeeeee" draw:start-intensity="100%" draw:end-intensity="100%" draw:border="0%"/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3.93mm" fo:margin-bottom="10.65mm" fo:margin-left="8.68mm" fo:margin-right="11.55mm" style:print-page-order="ttb" style:first-page-number="1" style:scale-to="119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.00.0000</text:date>, <text:time style:data-style-name="N2" text:time-value="17:27:20.18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rror" style:display-name="PageStyle_mirror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title>???</text:title>, Page <text:page-number>1</text:page-number></text:p>
      </style:footer>
      <style:footer-left style:display="false"/>
      <style:footer-first style:display="false"/>
    </style:master-page>
    <style:master-page style:name="PageStyle_5f_mirror_20_1" style:display-name="PageStyle_mirror 1" style:page-layout-name="Mpm4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4T18:09:33</meta:creation-date>
    <dc:language>de-CH</dc:language>
    <dc:date>2023-10-19T17:52:10.615000000</dc:date>
    <meta:editing-cycles>95</meta:editing-cycles>
    <meta:editing-duration>P1DT18H23M22S</meta:editing-duration>
    <meta:generator>LibreOffice/7.2.0.4$Windows_X86_64 LibreOffice_project/9a9c6381e3f7a62afc1329bd359cc48accb6435b</meta:generator>
    <meta:document-statistic meta:table-count="3" meta:cell-count="191" meta:object-count="27"/>
    <meta:user-defined meta:name="AppVersion">15.0000</meta:user-defined>
  </office:meta>
</office:document-meta>
</file>

<file path=Basic/Standard/CALCPython.xml><?xml version="1.0" encoding="utf-8"?>
<!DOCTYPE module  PUBLIC '-//OpenOffice.org//DTD OfficeDocument 1.0//EN'  'module.dtd'>
<script:module xmlns:script="http://openoffice.org/2000/script" script:name="CALCPython" script:language="StarBasic">REM  *****  BASIC  *****

'=========================================
'=========================================

sub UpdateLink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

end sub

'=========================================
' Saves document as XLSX then again as ODS , workaround since Save Copp does not work
'=========================================

sub SaveAsXl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1) as new com.sun.star.beans.PropertyValue
args1(0).Name = "URL"
args1(0).Value = "file:///C:/Users/sesa237770/Documents/Mathbox/Python_Samples/01-ParabolicMirror/ParabolicMirror_OoCalc.xlsx"
args1(0).Value =GetPathtoScript("rngPathNameXLS","setup")
args1(1).Name = "FilterName"
args1(1).Value = "Calc Office Open XML"

dispatcher.executeDispatch(document, ".uno:SaveAs", "", 0, args1())  ' this code works but ods becomes xlsx
'dispatcher.executeDispatch(document, "..uno:SaveACopy", "", 0, args1()) ' this code not works but ods becomes xlsx

rem ----------------------------------------------------------------------

args1(0).Name = "URL"
args1(0).Value = "file:///C:/Users/sesa237770/Documents/Mathbox/Python_Samples/01-ParabolicMirror/ParabolicMirror_OoCalc.ods"
args1(0).Value =GetPathtoScript("rngPathNameODS","setup")
args1(1).Name = "FilterName"
args1(1).Value = ""

dispatcher.executeDispatch(document, ".uno:SaveAs", "", 0, args1())  ' this code works but ods becomes xlsx

end sub

'=========================================
' Stats Python program via VBS
'=========================================

sub PythonCalculateShell

Dim oSvc as object
oSvc = createUnoService("com.sun.star.system.SystemShellExecute")


spath= GetPathtoScript("rngPathNameStartScript","setup")


'sPathFilePyScript="C:\Schneider\ScriptingPath\CALC\calc.vbs"
sPathFilePyScript=spath

oSvc.execute(sPathFilePyScript, , 0)

end sub
'=========================================================


</script:module>
</file>

<file path=Basic/Standard/SheetFunctions.xml><?xml version="1.0" encoding="utf-8"?>
<!DOCTYPE module  PUBLIC '-//OpenOffice.org//DTD OfficeDocument 1.0//EN'  'module.dtd'>
<script:module xmlns:script="http://openoffice.org/2000/script" script:name="SheetFunctions" script:language="StarBasic" script:moduleType="normal">REM  *****  BASIC  *****

Function GetPathtoScript(RNG_NAME,SHEETNAME)
'rngPathNameStartScript


Dim A As Variant
Dim Doc As Object
Dim oSheet As Object
Dim Cell As Object

Doc = ThisComponent
oSheet = ThisComponent.CurrentController.ActiveSheet
osheet=ThisComponent.Sheets.GetByName(SHEETNAME)
'oSheet = Doc.Sheets(1)


'Cell = oSheet.getCellByPosition(3,3)
'Cell.Value=1
'Cell = oSheet.getCellByPosition(4,4)
'Cell.Value = 2

'A = oSheet.getCellRangeByName("D4:E5")
A = oSheet.getCellRangeByName(RNG_NAME)

sPath= A.getCellByPosition(0,0).value


sPath= A.getCellByPosition(0,0).string

'print A.getCellByPosition(1,1).Value


GetPathtoScript= sPath

End Function

sub TEST_GetPathtoScript

sPathNameXLS=GetPathtoScript("rngPathNameXLS","setup")

print sPathNameXLS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CPython"/>
  <library:element library:name="Sheet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math xmlns="http://www.w3.org/1998/Math/MathML" display="block">
  <semantics>
    <msub>
      <mi>v</mi>
      <mn>1</mn>
    </msub>
    <annotation encoding="StarMath 5.0">v_{1}
</annotation>
  </semantics>
</math>
</file>

<file path=Object 3/content.xml><?xml version="1.0" encoding="utf-8"?>
<math xmlns="http://www.w3.org/1998/Math/MathML" display="block">
  <semantics>
    <mrow>
      <msub>
        <mi>F</mi>
        <mi>y</mi>
      </msub>
      <mo stretchy="false">=</mo>
      <mi mathvariant="italic">Mg</mi>
    </mrow>
    <annotation encoding="StarMath 5.0">F_{y} =Mg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y</mi>
            <mo stretchy="false">=</mo>
            <mrow>
              <msup>
                <mi mathvariant="italic">Ax</mi>
                <mn>2</mn>
              </msup>
              <mo stretchy="false">+</mo>
              <mi mathvariant="italic">Bx</mi>
            </mrow>
          </mrow>
        </mtd>
      </mtr>
      <mtr>
        <mtd>
          <mrow/>
        </mtd>
      </mtr>
      <mtr>
        <mtd columnalign="left">
          <mrow>
            <mrow>
              <msub>
                <mi>x</mi>
                <mn>1</mn>
              </msub>
              <mo stretchy="false">=</mo>
              <mrow>
                <mo fence="true" form="prefix" stretchy="false">(</mo>
                <mrow>
                  <mrow>
                    <mrow>
                      <mo stretchy="false">−</mo>
                      <msub>
                        <mi>L</mi>
                        <mn>1</mn>
                      </msub>
                    </mrow>
                    <mi>,</mi>
                    <msub>
                      <mi>L</mi>
                      <mn>2</mn>
                    </msub>
                  </mrow>
                </mrow>
                <mo fence="true" form="postfix" stretchy="false">)</mo>
              </mrow>
            </mrow>
            <mi>;</mi>
            <mrow>
              <msub>
                <mi>X</mi>
                <mn>2</mn>
              </msub>
              <mo stretchy="false">=</mo>
              <mrow>
                <mo fence="true" form="prefix" stretchy="false">(</mo>
                <mrow>
                  <mrow>
                    <mn>0</mn>
                    <mi>,</mi>
                    <mn>0</mn>
                  </mrow>
                </mrow>
                <mo fence="true" form="postfix" stretchy="false">)</mo>
              </mrow>
            </mrow>
          </mrow>
        </mtd>
      </mtr>
      <mtr>
        <mtd columnalign="left">
          <mrow>
            <mrow>
              <msub>
                <mi>L</mi>
                <mn>2</mn>
              </msub>
              <mo stretchy="false">=</mo>
              <mi>A</mi>
            </mrow>
            <mrow>
              <msup>
                <mrow>
                  <mo fence="true" form="prefix" stretchy="false">(</mo>
                  <mrow>
                    <msub>
                      <mi>L</mi>
                      <mn>1</mn>
                    </msub>
                  </mrow>
                  <mo fence="true" form="postfix" stretchy="false">)</mo>
                </mrow>
                <mn>2</mn>
              </msup>
              <mo stretchy="false">−</mo>
              <mi>B</mi>
            </mrow>
            <msub>
              <mi>L</mi>
              <mn>1</mn>
            </msub>
          </mrow>
        </mtd>
      </mtr>
      <mtr>
        <mtd columnalign="left">
          <mrow>
            <mi>B</mi>
            <mrow>
              <msub>
                <mi>L</mi>
                <mn>1</mn>
              </msub>
              <mo stretchy="false">=</mo>
              <mi>A</mi>
            </mrow>
            <mrow>
              <msup>
                <mrow>
                  <mo fence="true" form="prefix" stretchy="false">(</mo>
                  <mrow>
                    <msub>
                      <mi>L</mi>
                      <mn>1</mn>
                    </msub>
                  </mrow>
                  <mo fence="true" form="postfix" stretchy="false">)</mo>
                </mrow>
                <mn>2</mn>
              </msup>
              <mo stretchy="false">−</mo>
              <msub>
                <mi>L</mi>
                <mn>2</mn>
              </msub>
            </mrow>
          </mrow>
        </mtd>
      </mtr>
      <mtr>
        <mtd columnalign="left">
          <mrow>
            <mi>B</mi>
            <mo stretchy="false">=</mo>
            <mfrac>
              <mrow>
                <mi>A</mi>
                <mrow>
                  <msup>
                    <mrow>
                      <mo fence="true" form="prefix" stretchy="false">(</mo>
                      <mrow>
                        <msub>
                          <mi>L</mi>
                          <mn>1</mn>
                        </msub>
                      </mrow>
                      <mo fence="true" form="postfix" stretchy="false">)</mo>
                    </mrow>
                    <mn>2</mn>
                  </msup>
                  <mo stretchy="false">−</mo>
                  <msub>
                    <mi>L</mi>
                    <mn>2</mn>
                  </msub>
                </mrow>
              </mrow>
              <msub>
                <mi>L</mi>
                <mn>1</mn>
              </msub>
            </mfrac>
          </mrow>
        </mtd>
      </mtr>
      <mtr>
        <mtd>
          <mrow/>
        </mtd>
      </mtr>
      <mtr>
        <mtd>
          <mrow/>
        </mtd>
      </mtr>
    </mtable>
    <annotation encoding="StarMath 5.0">
alignl y=Ax ^{ 2} + Bx
newline 

newline 
alignl x_1=( -L_1,L_2) ; X_2=( 0, 0 )
newline

alignl L_2 = A (L_1)^{ 2} - B L_1
newline
alignl B L_1 = A (L_1)^{ 2} -L_2
newline
alignl B  =    {A (L_1)^{ 2} - L_2 } over {L_1} 
newline
newline
newline</annotation>
  </semantics>
</math>
</file>

<file path=Object 5/content.xml><?xml version="1.0" encoding="utf-8"?>
<math xmlns="http://www.w3.org/1998/Math/MathML" display="block">
  <semantics>
    <msub>
      <mi>v</mi>
      <mn>2</mn>
    </msub>
    <annotation encoding="StarMath 5.0">v_{2}</annotation>
  </semantics>
</math>
</file>

<file path=Object 6/content.xml><?xml version="1.0" encoding="utf-8"?>
<math xmlns="http://www.w3.org/1998/Math/MathML" display="block">
  <semantics>
    <mrow>
      <mi>y</mi>
      <mo stretchy="false">=</mo>
      <mrow>
        <msup>
          <mi mathvariant="italic">Ax</mi>
          <mn>2</mn>
        </msup>
        <mo stretchy="false">+</mo>
        <mi mathvariant="italic">Bx</mi>
      </mrow>
    </mrow>
    <annotation encoding="StarMath 5.0">y=Ax ^{ 2} + Bx</annotation>
  </semantics>
</math>
</file>

<file path=Object 7/content.xml><?xml version="1.0" encoding="utf-8"?>
<math xmlns="http://www.w3.org/1998/Math/MathML" display="block">
  <semantics>
    <msub>
      <mi>X</mi>
      <mn>1</mn>
    </msub>
    <annotation encoding="StarMath 5.0">X_{1}</annotation>
  </semantics>
</math>
</file>

<file path=Object 8/content.xml><?xml version="1.0" encoding="utf-8"?>
<math xmlns="http://www.w3.org/1998/Math/MathML" display="block">
  <semantics>
    <msub>
      <mi>X</mi>
      <mn>2</mn>
    </msub>
    <annotation encoding="StarMath 5.0">X_{2}</annotation>
  </semantics>
</math>
</file>